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014cm" style:rel-column-width="1709*"/>
    </style:style>
    <style:style style:name="Tableau1.B" style:family="table-column">
      <style:table-column-properties style:column-width="5.48cm" style:rel-column-width="3107*"/>
    </style:style>
    <style:style style:name="Tableau1.C" style:family="table-column">
      <style:table-column-properties style:column-width="5.502cm" style:rel-column-width="3119*"/>
    </style:style>
    <style:style style:name="Tableau1.D" style:family="table-column">
      <style:table-column-properties style:column-width="3.004cm" style:rel-column-width="1703*"/>
    </style:style>
    <style:style style:name="Tableau1.A1" style:family="table-cell">
      <style:table-cell-properties fo:padding="0cm" fo:border="0.55pt solid #4c4c4c"/>
    </style:style>
    <style:style style:name="Tableau1.2" style:family="table-row">
      <style:table-row-properties style:min-row-height="0.011cm" fo:background-color="#e6e6e6">
        <style:background-image/>
      </style:table-row-properties>
    </style:style>
    <style:style style:name="Tableau1.A2" style:family="table-cell">
      <style:table-cell-properties fo:background-color="transparent" fo:padding="0cm" fo:border-left="0.55pt solid #4c4c4c" fo:border-right="none" fo:border-top="0.55pt solid #4c4c4c" fo:border-bottom="0.55pt solid #4c4c4c">
        <style:background-image/>
      </style:table-cell-properties>
    </style:style>
    <style:style style:name="Tableau1.B2" style:family="table-cell">
      <style:table-cell-properties fo:background-color="transparent" fo:padding="0cm" fo:border-left="0.55pt solid #4c4c4c" fo:border-right="none" fo:border-top="none" fo:border-bottom="0.55pt solid #4c4c4c">
        <style:background-image/>
      </style:table-cell-properties>
    </style:style>
    <style:style style:name="Tableau1.D2" style:family="table-cell">
      <style:table-cell-properties fo:background-color="transparent" fo:padding="0cm" fo:border-left="0.55pt solid #4c4c4c" fo:border-right="0.55pt solid #4c4c4c" fo:border-top="none" fo:border-bottom="0.55pt solid #4c4c4c">
        <style:background-image/>
      </style:table-cell-properties>
    </style:style>
    <style:style style:name="Tableau3" style:family="table">
      <style:table-properties style:width="17cm" table:align="margins" style:shadow="non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cm" fo:border="0.55pt solid #4c4c4c"/>
    </style:style>
    <style:style style:name="Tableau3.A2" style:family="table-cell">
      <style:table-cell-properties fo:padding="0cm" fo:border-left="0.55pt solid #4c4c4c" fo:border-right="0.55pt solid #4c4c4c" fo:border-top="none" fo:border-bottom="0.55pt solid #4c4c4c"/>
    </style:style>
    <style:style style:name="Tableau4" style:family="table">
      <style:table-properties style:width="17cm" table:align="margins" style:shadow="non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cm" fo:border="0.05pt solid #4c4c4c"/>
    </style:style>
    <style:style style:name="Tableau4.A2" style:family="table-cell">
      <style:table-cell-properties fo:padding="0cm" fo:border-left="0.05pt solid #4c4c4c" fo:border-right="0.05pt solid #4c4c4c" fo:border-top="none" fo:border-bottom="0.05pt solid #4c4c4c"/>
    </style:style>
    <style:style style:name="Tableau5" style:family="table">
      <style:table-properties style:width="17cm" table:align="margins" style:shadow="none"/>
    </style:style>
    <style:style style:name="Tableau5.A" style:family="table-column">
      <style:table-column-properties style:column-width="3.073cm" style:rel-column-width="1742*"/>
    </style:style>
    <style:style style:name="Tableau5.B" style:family="table-column">
      <style:table-column-properties style:column-width="10.896cm" style:rel-column-width="6177*"/>
    </style:style>
    <style:style style:name="Tableau5.C" style:family="table-column">
      <style:table-column-properties style:column-width="3.032cm" style:rel-column-width="1719*"/>
    </style:style>
    <style:style style:name="Tableau5.1" style:family="table-row">
      <style:table-row-properties fo:background-color="#b3b3b3">
        <style:background-image/>
      </style:table-row-properties>
    </style:style>
    <style:style style:name="Tableau5.A1" style:family="table-cell">
      <style:table-cell-properties fo:padding="0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cm" fo:border="0.05pt solid #000000"/>
    </style:style>
    <style:style style:name="Tableau5.2" style:family="table-row">
      <style:table-row-properties fo:background-color="transparent">
        <style:background-image/>
      </style:table-row-properties>
    </style:style>
    <style:style style:name="Tableau5.A2" style:family="table-cell">
      <style:table-cell-properties fo:padding="0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 style:shadow="none"/>
    </style:style>
    <style:style style:name="Tableau6.A" style:family="table-column">
      <style:table-column-properties style:column-width="3.101cm" style:rel-column-width="1758*"/>
    </style:style>
    <style:style style:name="Tableau6.B" style:family="table-column">
      <style:table-column-properties style:column-width="5.376cm" style:rel-column-width="3048*"/>
    </style:style>
    <style:style style:name="Tableau6.C" style:family="table-column">
      <style:table-column-properties style:column-width="5.549cm" style:rel-column-width="3146*"/>
    </style:style>
    <style:style style:name="Tableau6.D" style:family="table-column">
      <style:table-column-properties style:column-width="2.974cm" style:rel-column-width="1686*"/>
    </style:style>
    <style:style style:name="Tableau6.1" style:family="table-row">
      <style:table-row-properties fo:background-color="#ffcc99">
        <style:background-image/>
      </style:table-row-properties>
    </style:style>
    <style:style style:name="Tableau6.A1" style:family="table-cell">
      <style:table-cell-properties fo:padding="0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cm" fo:border="0.05pt solid #000000"/>
    </style:style>
    <style:style style:name="Tableau6.2" style:family="table-row">
      <style:table-row-properties fo:background-color="transparent">
        <style:background-image/>
      </style:table-row-properties>
    </style:style>
    <style:style style:name="Tableau6.A2" style:family="table-cell">
      <style:table-cell-properties fo:padding="0cm" fo:border-left="0.05pt solid #000000" fo:border-right="none" fo:border-top="none" fo:border-bottom="0.05pt solid #000000"/>
    </style:style>
    <style:style style:name="Tableau6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<text:text-input text:description="">"PST %s" % self.Description()</text:text-input>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fa-intitulés"/>
          </table:table-cell>
          <table:table-cell table:style-name="Tableau1.B2" office:value-type="string">
            <text:p text:style-name="fa-intitulés">Intitulé</text:p>
          </table:table-cell>
          <table:table-cell table:style-name="Tableau1.B2" office:value-type="string">
            <text:p text:style-name="fa-intitulés">Indicateurs</text:p>
          </table:table-cell>
          <table:table-cell table:style-name="Tableau1.D2" office:value-type="string">
            <text:p text:style-name="fa-intitulés">Échéance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fa-volet"><office:annotation><dc:creator>sge </dc:creator><dc:date>2013-06-21T21:04:30</dc:date><text:p text:style-name="P2"><text:span text:style-name="T2">do table for section in sorted(view.getStrategicObjectives().items())</text:span></text:p></office:annotation><text:text-input text:description="">section[0]</text:text-input></text:p>
          </table:table-cell>
        </table:table-row>
        <table:table-row>
          <table:table-cell table:style-name="Tableau3.A2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fa-domaine"><office:annotation><dc:creator>sge </dc:creator><dc:date>2013-06-21T21:08:33</dc:date><text:p text:style-name="P1"><text:span text:style-name="T1">do table for domain in sorted(section[1].items())</text:span></text:p></office:annotation><text:text-input text:description="">domain[0]</text:text-input></text:p>
                </table:table-cell>
              </table:table-row>
              <table:table-row>
                <table:table-cell table:style-name="Tableau4.A2" office:value-type="string">
                  <table:table table:name="Tableau5" table:style-name="Tableau5">
                    <table:table-column table:style-name="Tableau5.A"/>
                    <table:table-column table:style-name="Tableau5.B"/>
                    <table:table-column table:style-name="Tableau5.C"/>
                    <table:table-row table:style-name="Tableau5.1">
                      <table:table-cell table:style-name="Tableau5.A1" office:value-type="string">
                        <text:p text:style-name="fa-os"><office:annotation><dc:creator>sge </dc:creator><dc:date>2013-06-21T21:16:13</dc:date><text:p text:style-name="P1"><text:span text:style-name="T1">do table for so in domain[1]</text:span></text:p></office:annotation>Objectif stratégique</text:p>
                      </table:table-cell>
                      <table:table-cell table:style-name="Tableau5.A1" office:value-type="string">
                        <text:p text:style-name="fa-os"><text:text-input text:description="">so.Title()</text:text-input></text:p>
                      </table:table-cell>
                      <table:table-cell table:style-name="Tableau5.C1" office:value-type="string">
                        <text:p text:style-name="fa-os"/>
                      </table:table-cell>
                    </table:table-row>
                    <table:table-row table:style-name="Tableau5.2">
                      <table:table-cell table:style-name="Tableau5.A2" table:number-columns-spanned="3" office:value-type="string">
                        <table:table table:name="Tableau6" table:style-name="Tableau6">
                          <table:table-column table:style-name="Tableau6.A"/>
                          <table:table-column table:style-name="Tableau6.B"/>
                          <table:table-column table:style-name="Tableau6.C"/>
                          <table:table-column table:style-name="Tableau6.D"/>
                          <table:table-row table:style-name="Tableau6.1">
                            <table:table-cell table:style-name="Tableau6.A1" office:value-type="string">
                              <text:p text:style-name="fa-oo-libellé"><office:annotation><dc:creator>sge </dc:creator><dc:date>2013-06-21T21:38:48</dc:date><text:p text:style-name="P1"><text:span text:style-name="T1">do table for oo in view.getSOView(so).getOperationalObjectives()</text:span></text:p></office:annotation>Objectif opérationnel</text:p>
                            </table:table-cell>
                            <table:table-cell table:style-name="Tableau6.A1" office:value-type="string">
                              <text:p text:style-name="fa-oo-valeur"><text:text-input text:description="">oo.Title()</text:text-input></text:p>
                            </table:table-cell>
                            <table:table-cell table:style-name="Tableau6.A1" office:value-type="string">
                              <text:p text:style-name="fa-oo-valeur"><office:annotation><dc:creator>sge </dc:creator><dc:date>2013-06-21T22:15:44</dc:date><text:p text:style-name="P1"><text:span text:style-name="T1">do text</text:span></text:p><text:p text:style-name="P1"><text:span text:style-name="T1">from xhtml(view.getOOView(oo).formatResultIndicator())</text:span></text:p></office:annotation>result indicator</text:p>
                            </table:table-cell>
                            <table:table-cell table:style-name="Tableau6.D1" office:value-type="string">
                              <text:p text:style-name="fa-oo-valeur"><text:text-input text:description="">oo.planned_end_date.strftime('%m/%Y')</text:text-input></text:p>
                            </table:table-cell>
                          </table:table-row>
                          <table:table-row table:style-name="Tableau6.2">
                            <table:table-cell table:style-name="Tableau6.A2" office:value-type="string">
                              <text:p text:style-name="fa-attr-valeur"><office:annotation><dc:creator>sge </dc:creator><dc:date>2013-06-21T22:24:15</dc:date><text:p text:style-name="P1"><text:span text:style-name="T1">do row for action in view.getOOView(oo).getActions()</text:span></text:p></office:annotation>Action</text:p>
                            </table:table-cell>
                            <table:table-cell table:style-name="Tableau6.A2" office:value-type="string">
                              <text:p text:style-name="fa-attr-valeur"><text:text-input text:description="">action.Title()</text:text-input></text:p>
                            </table:table-cell>
                            <table:table-cell table:style-name="Tableau6.A2" office:value-type="string">
                              <text:p text:style-name="fa-attr-valeur"/>
                            </table:table-cell>
                            <table:table-cell table:style-name="Tableau6.D2" office:value-type="string">
                              <text:p text:style-name="fa-attr-valeur"><text:text-input text:description="">action.planned_end_date.strftime('%m/%Y')</text:text-input>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covered-table-cell/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" fo:font-size="10pt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1T22:45:54</dc:date>
    <dc:creator>sge </dc:creator>
    <meta:editing-duration>PT9H47M37S</meta:editing-duration>
    <meta:editing-cycles>66</meta:editing-cycles>
    <meta:generator>LibreOffice/3.5$Linux_X86_64 LibreOffice_project/350m1$Build-2</meta:generator>
    <meta:document-statistic meta:table-count="5" meta:image-count="0" meta:object-count="0" meta:page-count="1" meta:paragraph-count="15" meta:word-count="27" meta:character-count="256" meta:non-whitespace-character-count="250"/>
  </office:meta>
</office:document-meta>
</file>